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2.31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2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빅데이터 이해 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결측값을 채우거나 이상값을 제거하는 과정을 통해 데이터의 신뢰도를 높이는 작업</text:p>
          </table:table-cell>
          <table:table-cell office:value-type="string" calcext:value-type="string">
            <text:p>데이터 정제(Data Cleans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정제 규칙을 적용하기 위한 유의미한 최소 단위로 분할하는 작업</text:p>
          </table:table-cell>
          <table:table-cell office:value-type="string" calcext:value-type="string">
            <text:p>파싱(Parsing)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기준에 따라 나누고, 선택한 매개변수를 기반으로 유사한 데이터를 그룹화 하여 효율적으로 사용할 수 있도록 하는 프로세스</text:p>
          </table:table-cell>
          <table:table-cell office:value-type="string" calcext:value-type="string">
            <text:p>데이터 세분화(Data Segment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사전에 군집 수를 정하지 않고 단계적으로 단계별 군집 결과를 산출하는 방법</text:p>
          </table:table-cell>
          <table:table-cell office:value-type="string" calcext:value-type="string">
            <text:p>계층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각 객체를 하나의 소집단으로 간주하고 단계적으로 유사한 집단들을 합쳐 새로운 소집단을 구성해 가는 기법</text:p>
          </table:table-cell>
          <table:table-cell office:value-type="string" calcext:value-type="string">
            <text:p>응집분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집단으로부터 시작하여 유사성이 떨어지는 객체들을 분리해 가는 기법</text:p>
          </table:table-cell>
          <table:table-cell office:value-type="string" calcext:value-type="string">
            <text:p>분할분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군집을 위한 소집단의 개수를 정해놓고 각 객체 중 하나의 소집단으로 배정하는 방법</text:p>
          </table:table-cell>
          <table:table-cell office:value-type="string" calcext:value-type="string">
            <text:p>비계층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개 소집단의 중심 좌표를 이용하여 각 객체와 중심 좌표의 거리를 계산하고, 가장 근접한 소집단에 배정한 후 해당 소집단의 중심을 업데이트 하는 방식으로 군집화 하는 방식</text:p>
          </table:table-cell>
          <table:table-cell office:value-type="string" calcext:value-type="string">
            <text:p>K-평균 군집화(K-means Cluster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변수상에서 발생한 결측값이 다른 변수들과 아무런 상관이 없는 경우의 결측값</text:p>
          </table:table-cell>
          <table:table-cell office:value-type="string" calcext:value-type="string">
            <text:p>완전 무작 결측(MCA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누락된 자료가 특정 변수와 관련지어 일어나지만, 그 변수의 결과는 관계가 없는 경우의 결측값</text:p>
          </table:table-cell>
          <table:table-cell office:value-type="string" calcext:value-type="string">
            <text:p>무작위 결측(MA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누락된 결측값이 다른 변수와 연관 있는 경우의 결측값</text:p>
          </table:table-cell>
          <table:table-cell office:value-type="string" calcext:value-type="string">
            <text:p>비무작위 결측(MNA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결측값을 그럴듯한 값으로 대체하는 통계적 기법</text:p>
          </table:table-cell>
          <table:table-cell office:value-type="string" calcext:value-type="string">
            <text:p>단순 대치법(Simple Imput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불완전한 자료는 모두 무시하고 완전하게 관측된 자료만 사용하여 분석하는 방법</text:p>
          </table:table-cell>
          <table:table-cell office:value-type="string" calcext:value-type="string">
            <text:p>완전 분석법(Complete Analysi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 또는 실험되어 얻어진 자료의 평균값으로 대치해서 불완전한 자료를 완전한 자료로 만드는 방법</text:p>
          </table:table-cell>
          <table:table-cell office:value-type="string" calcext:value-type="string">
            <text:p>평균 대치법(Mean Imput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평균 대치법에서 관측된 자료를 토대로 추정된 통게량으로 결측값을 대치할 때 어떤 적절한 확률값을 부여한 후 대치하는 방법</text:p>
          </table:table-cell>
          <table:table-cell office:value-type="string" calcext:value-type="string">
            <text:p>단순 확률 대치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응답을 현재 진행 중인 연구에서 비슷한 성향을 가진 응답자의 자료로 대체하는 방법</text:p>
          </table:table-cell>
          <table:table-cell office:value-type="string" calcext:value-type="string">
            <text:p>핫 덱(Hot-Deck) 대체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현재 진행 중인 연구에서 얻는 것이 아니라 외부 출처 또는 이전의 비슷한 연구에서 가져오는 방법</text:p>
          </table:table-cell>
          <table:table-cell office:value-type="string" calcext:value-type="string">
            <text:p>콜드 덱(Cold-Deck) 대체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단순 대치법을 한 번 하지 않고 m번 대치를 통해 m개의 가상적인 완전한 자료를 만들어서 분석하는 방법</text:p>
          </table:table-cell>
          <table:table-cell office:value-type="string" calcext:value-type="string">
            <text:p>다중 대치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된 데이터의 범위에서 많이 벗어난 아주 작은 값이나 큰 값</text:p>
          </table:table-cell>
          <table:table-cell office:value-type="string" calcext:value-type="string">
            <text:p>데이터 이상값(Data Outlier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평균으로부터 3 표준편차 떨어진 값을 이상값으로 판단하여 검출하는 기법 </text:p>
          </table:table-cell>
          <table:table-cell office:value-type="string" calcext:value-type="string">
            <text:p>ES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의 분포를 고려한 거리 측도로, 관측치가 평균으로부터 벗어난 정도를 측정하는 통계량 기법</text:p>
          </table:table-cell>
          <table:table-cell office:value-type="string" calcext:value-type="string">
            <text:p>할라노비스 거리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치 주변의 밀도와 근접한 관측치 주변의 밀도의 상대적인 비교를 통해 이상값을 탐색하는 기법</text:p>
          </table:table-cell>
          <table:table-cell office:value-type="string" calcext:value-type="string">
            <text:p>LOF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관측치 사이의 거리 또는 밀도에 의존하지 않고, 데이터 마이닝 기법인 의사결정나무를 이용하여 이상값을 탐지하는 기법</text:p>
          </table:table-cell>
          <table:table-cell office:value-type="string" calcext:value-type="string">
            <text:p>iFor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특정 모델링 기법에 의존하지 않고 데이터의 통계적 특성으로부터 변수를 선택하는 기법</text:p>
          </table:table-cell>
          <table:table-cell office:value-type="string" calcext:value-type="string">
            <text:p>필터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장 정보 소득이 높은 속성을 선택하여 데이터를 더 잘 구분할 수 있게 하는 기법</text:p>
          </table:table-cell>
          <table:table-cell office:value-type="string" calcext:value-type="string">
            <text:p>정보 소득(Information Gai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카이제곱 분포에 기초한 통계적 방법으로, 관찰된 빈도가 기대되는 빈도와 의미있게 다른지 여부를 검증하기 위해서 사용되는 기법</text:p>
          </table:table-cell>
          <table:table-cell office:value-type="string" calcext:value-type="string">
            <text:p>카이제곱 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최대 가능성 방정식을 풀기 위해 통계에서 사용되는 뉴턴의 방법</text:p>
          </table:table-cell>
          <table:table-cell office:value-type="string" calcext:value-type="string">
            <text:p>피셔 스코어(Fisher Scor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변수 사이의 통계적 관계를 표현하기 위해 특정한 상관관계의 정도를 수치적으로 나타낸 계수 </text:p>
          </table:table-cell>
          <table:table-cell office:value-type="string" calcext:value-type="string">
            <text:p>상관 계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변수의 일부만을 모델링에 사용하고 그 결과를 확인하는 작업을 반복하면서 변수를 선택하는 기법</text:p>
          </table:table-cell>
          <table:table-cell office:value-type="string" calcext:value-type="string">
            <text:p>래퍼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형을 가장 많이 향상시키는 변수를 하나씩 점진적으로 추가하는 방법</text:p>
          </table:table-cell>
          <table:table-cell office:value-type="string" calcext:value-type="string">
            <text:p>전진 선택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두 포함된 상태에서 시작하며 가장 적은 영향을 주는 변수를 하나씩 제거하는 방법</text:p>
          </table:table-cell>
          <table:table-cell office:value-type="string" calcext:value-type="string">
            <text:p>후진 소거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진 선택과 후진 소거를 함께 사용하는 방법</text:p>
          </table:table-cell>
          <table:table-cell office:value-type="string" calcext:value-type="string">
            <text:p>단계적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서포트 벡터 머신을 사용하여 재귀적으로 제거하는 기법</text:p>
          </table:table-cell>
          <table:table-cell office:value-type="string" calcext:value-type="string">
            <text:p>RP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 자체에 변수 선택에 포함된 기법으로 모델의 정확도에 기여하는 변수를 학습하며 좀 더 적은 계수를 가지는 회귀식을 찾는 방향으로 제약조건을 줌 </text:p>
          </table:table-cell>
          <table:table-cell office:value-type="string" calcext:value-type="string">
            <text:p>임베디드 기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절댓값의 합을 최소화하는 것을 추가적인 제약조건으로 하는 방법</text:p>
          </table:table-cell>
          <table:table-cell office:value-type="string" calcext:value-type="string">
            <text:p>라쏘(Lasso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제곱합을 최소화하는 것을 추가적인 제약조건으로 하는 방법</text:p>
          </table:table-cell>
          <table:table-cell office:value-type="string" calcext:value-type="string">
            <text:p>릿지(Ridg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중치의 절댓값의 합과 제곱합의 합을 동시에 추가적인 제약조건으로 하는 방법</text:p>
          </table:table-cell>
          <table:table-cell office:value-type="string" calcext:value-type="string">
            <text:p>엘라스틱 넷(Elastic Net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대상이 되는 여러 변수의 정보를 최대한 유지하면서 데이터 세트 변수의 개수를 줄이는 탐색적 분석 기법</text:p>
          </table:table-cell>
          <table:table-cell office:value-type="string" calcext:value-type="string">
            <text:p>차원 축소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원래의 데이터 세트의 변수들을 선형 변환하여 서로 직교하도록 선택된 새로운 변수들을 생성하고 이를 통해 서로 연관 가능성이 있는 고차원 공간 표본들을 선형 연관성이 없는 저차원 공간의 표본으로 차원 축소하는 기법</text:p>
          </table:table-cell>
          <table:table-cell office:value-type="string" calcext:value-type="string">
            <text:p>주성분 분석(PC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 X N 차원의 행렬 데이터에서 특이값을 추출하고 이를 통해 주어진 데이터 세트를 효과적으로 축약할 수 있는 기법</text:p>
          </table:table-cell>
          <table:table-cell office:value-type="string" calcext:value-type="string">
            <text:p>특이값 분해(SV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형을 세운 뒤 관찰 가능한 데이터를 이용하여 해당 잠재 요인을 도출하고 데이터 안의 구조를 해석하는 기법</text:p>
          </table:table-cell>
          <table:table-cell office:value-type="string" calcext:value-type="string">
            <text:p>요인 분석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변량 신호를 통계적으로 독립적인 하부 성분으로 분리하여 차원을 축소하는 기법</text:p>
          </table:table-cell>
          <table:table-cell office:value-type="string" calcext:value-type="string">
            <text:p>독립 성분 분석(IC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개체들 사이의 유사성, 비유사성을 측정하여 2차원 또는 3차원 공간 상에 점으로 표현하여 개체들 사이의 집단화를 시각적으로 표현하는 분석 방법</text:p>
          </table:table-cell>
          <table:table-cell office:value-type="string" calcext:value-type="string">
            <text:p>다차원 척도법(MD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변수에 특정 조건 혹은 함수 등을 사용하여 새롭게 재정의한 변수</text:p>
          </table:table-cell>
          <table:table-cell office:value-type="string" calcext:value-type="string">
            <text:p>파생 변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값을 몇 개의 Bin으로 분할하여 기존 데이터를 범주화하기 위해 사용하는 기법</text:p>
          </table:table-cell>
          <table:table-cell office:value-type="string" calcext:value-type="string">
            <text:p>비닝(Binn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를 특정 구간으로 바꾸는 척도법</text:p>
          </table:table-cell>
          <table:table-cell office:value-type="string" calcext:value-type="string">
            <text:p>정규화(Normalizat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을 기준으로 양쪽으로 데이터를 분포시키는 방법</text:p>
          </table:table-cell>
          <table:table-cell office:value-type="string" calcext:value-type="string">
            <text:p>표준화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 클래스의 데이터를 일부만 선택하여 데이터의 비율을 맞추는 기법, 데이터의 소실이 매우 크고 정상 데이터를 잃을 수 있음</text:p>
          </table:table-cell>
          <table:table-cell office:value-type="string" calcext:value-type="string">
            <text:p>과소 표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작위로 다수 클래스 데이터의 일부만 선택하는 기법</text:p>
          </table:table-cell>
          <table:table-cell office:value-type="string" calcext:value-type="string">
            <text:p>랜덤 과소 표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에 인접한 다수 클래스 데이터를 제거하여 데이터의 비율을 맞추는 기법</text:p>
          </table:table-cell>
          <table:table-cell office:value-type="string" calcext:value-type="string">
            <text:p>E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클래스를 구분하는 경계선 가까이에 존재하는 데이터를 제거하는 기법</text:p>
          </table:table-cell>
          <table:table-cell office:value-type="string" calcext:value-type="string">
            <text:p>토멕 링크 방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다수 클래스에 밀집된 데이터가 없을 때까지 데이터를 제거하여 대표적인 데이터만 남도록 하는 기법</text:p>
          </table:table-cell>
          <table:table-cell office:value-type="string" calcext:value-type="string">
            <text:p>CN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의 데이터를 복제 또는 생성하여 데이터의 비율을 맞추는 기법, 과대 적합의 위험성이 있음</text:p>
          </table:table-cell>
          <table:table-cell office:value-type="string" calcext:value-type="string">
            <text:p>과대 표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무작위로 소수 클래스 데이터를 복제하여 데이터의 비율을 맞추는 방법</text:p>
          </table:table-cell>
          <table:table-cell office:value-type="string" calcext:value-type="string">
            <text:p>랜덤 과대 표집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소수 클래스에서 중심이 되는 데이터와 그 주변 데이터 사이의 가상적인 직선을 만든 후, 그 위에 데이터를 추가하는 방법</text:p>
          </table:table-cell>
          <table:table-cell office:value-type="string" calcext:value-type="string">
            <text:p>SMO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MOTE에서 다수 클래스의 데이터 영역까지 데이터 분포를 확장한 방법</text:p>
          </table:table-cell>
          <table:table-cell office:value-type="string" calcext:value-type="string">
            <text:p>Borderline-SMO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든 소수 클래스에서 다수 클래스의 관측 비율을 계산하여 SMOTE를 적용하는 방법</text:p>
          </table:table-cell>
          <table:table-cell office:value-type="string" calcext:value-type="string">
            <text:p>ADASY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임곗값을 데이터가 많은 쪽으로 이동시키는 방법</text:p>
          </table:table-cell>
          <table:table-cell office:value-type="string" calcext:value-type="string">
            <text:p>임곗값 이동 </text:p>
          </table:table-cell>
          <table:table-cell table:number-columns-repeated="1021"/>
        </table:table-row>
        <table:table-row table:style-name="ro3" table:number-rows-repeated="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00/00/00</text:date>, <text:time style:data-style-name="N2" text:time-value="10:58:38.04854380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5T11:19:13.503303887</dc:date>
    <meta:editing-duration>PT29M56S</meta:editing-duration>
    <meta:editing-cycles>7</meta:editing-cycles>
    <meta:document-statistic meta:table-count="1" meta:cell-count="117" meta:object-count="0"/>
  </office:meta>
</office:document-meta>
</file>